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5.7cm" table:align="margins" style:shadow="none"/>
    </style:style>
    <style:style style:name="Tabelle1.A" style:family="table-column">
      <style:table-column-properties style:column-width="2.725cm" style:rel-column-width="1545*"/>
    </style:style>
    <style:style style:name="Tabelle1.B" style:family="table-column">
      <style:table-column-properties style:column-width="5.953cm" style:rel-column-width="3375*"/>
    </style:style>
    <style:style style:name="Tabelle1.C" style:family="table-column">
      <style:table-column-properties style:column-width="4.075cm" style:rel-column-width="2310*"/>
    </style:style>
    <style:style style:name="Tabelle1.D" style:family="table-column">
      <style:table-column-properties style:column-width="2.54cm" style:rel-column-width="1440*"/>
    </style:style>
    <style:style style:name="Tabelle1.E" style:family="table-column">
      <style:table-column-properties style:column-width="3.064cm" style:rel-column-width="1737*"/>
    </style:style>
    <style:style style:name="Tabelle1.F" style:family="table-column">
      <style:table-column-properties style:column-width="3.671cm" style:rel-column-width="2081*"/>
    </style:style>
    <style:style style:name="Tabelle1.G" style:family="table-column">
      <style:table-column-properties style:column-width="3.672cm" style:rel-column-width="2082*"/>
    </style:style>
    <style:style style:name="Tabel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paragraph-properties fo:text-align="center" style:justify-single-word="false"/>
      <style:text-properties style:font-name="Verdana"/>
    </style:style>
    <style:style style:name="P3" style:family="paragraph" style:parent-style-name="Standard">
      <style:paragraph-properties fo:text-align="start" style:justify-single-word="false"/>
      <style:text-properties style:font-name="Verdana"/>
    </style:style>
    <style:style style:name="P4" style:family="paragraph" style:parent-style-name="Standard">
      <style:paragraph-properties fo:text-align="start" style:justify-single-word="false"/>
      <style:text-properties style:font-name="Verdana" officeooo:paragraph-rsid="001e83e3"/>
    </style:style>
    <style:style style:name="P5" style:family="paragraph" style:parent-style-name="Standard">
      <style:paragraph-properties fo:text-align="start" style:justify-single-word="false" fo:break-before="page"/>
      <style:text-properties style:font-name="Verdana" officeooo:paragraph-rsid="001e83e3"/>
    </style:style>
    <style:style style:name="P6" style:family="paragraph" style:parent-style-name="Standard" style:master-page-name="">
      <style:paragraph-properties fo:text-align="start" style:justify-single-word="false" style:page-number="auto" fo:break-after="page"/>
      <style:text-properties style:font-name="Verdana" officeooo:paragraph-rsid="001e83e3"/>
    </style:style>
    <style:style style:name="P7" style:family="paragraph" style:parent-style-name="Table_20_Contents">
      <style:text-properties style:font-name="Verdana"/>
    </style:style>
    <style:style style:name="P8" style:family="paragraph" style:parent-style-name="Table_20_Contents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T1" style:family="text">
      <style:text-properties officeooo:rsid="001e83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for each=&quot;loc in o.location_ids&quot;&gt;">&lt;for each="loc in o.location_ids"&gt;</text:text-input></text:p>
      <text:p text:style-name="P2"><text:text-input text:description="&lt;loc.location_id.name&gt;">&lt;loc.location_id.name&gt;</text:text-input>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P7"><text:text-input text:description="&lt;for each=&quot;eq in loc.due_equipment_ids&quot;&gt;">for eq</text:text-input></text:p>
          </table:table-cell>
          <table:table-cell table:style-name="Tabelle1.A1" office:value-type="string">
            <text:p text:style-name="P7"/>
          </table:table-cell>
          <table:table-cell table:style-name="Tabelle1.A1" office:value-type="string">
            <text:p text:style-name="P7"/>
          </table:table-cell>
          <table:table-cell table:style-name="Tabelle1.A1" office:value-type="string">
            <text:p text:style-name="P7"/>
          </table:table-cell>
          <table:table-cell table:style-name="Tabelle1.A1" office:value-type="string">
            <text:p text:style-name="P7"/>
          </table:table-cell>
          <table:table-cell table:style-name="Tabelle1.A1" office:value-type="string">
            <text:p text:style-name="P7"/>
          </table:table-cell>
          <table:table-cell table:style-name="Tabelle1.A1" office:value-type="string">
            <text:p text:style-name="P7"/>
          </table:table-cell>
        </table:table-row>
        <table:table-row>
          <table:table-cell table:style-name="Tabelle1.A1" office:value-type="string">
            <text:p text:style-name="P8"><text:text-input text:description="&lt;eq.id_number&gt;">VPRPL 4518</text:text-input></text:p>
          </table:table-cell>
          <table:table-cell table:style-name="Tabelle1.A1" office:value-type="string">
            <text:p text:style-name="P8"><text:text-input text:description="&lt;eq.description&gt;">description</text:text-input></text:p>
          </table:table-cell>
          <table:table-cell table:style-name="Tabelle1.A1" office:value-type="string">
            <text:p text:style-name="P8"><text:text-input text:description="&lt;eq.group_id.name&gt;">group name</text:text-input></text:p>
          </table:table-cell>
          <table:table-cell table:style-name="Tabelle1.A1" office:value-type="string">
            <text:p text:style-name="P8"><text:text-input text:description="&lt;eq.state&gt;">state</text:text-input></text:p>
          </table:table-cell>
          <table:table-cell table:style-name="Tabelle1.A1" office:value-type="string">
            <text:p text:style-name="P8"><text:text-input text:description="&lt;eq.next_inspection&gt;">1999-09-09</text:text-input></text:p>
          </table:table-cell>
          <table:table-cell table:style-name="Tabelle1.A1" office:value-type="string">
            <text:p text:style-name="P8"><text:text-input text:description="&lt;eq.usage_site.name&gt;">usage site</text:text-input></text:p>
          </table:table-cell>
          <table:table-cell table:style-name="Tabelle1.A1" office:value-type="string">
            <text:p text:style-name="P8"><text:text-input text:description="&lt;eq.storage_location.name&gt;">storage location</text:text-input></text:p>
          </table:table-cell>
        </table:table-row>
        <table:table-row>
          <table:table-cell table:style-name="Tabelle1.A1" office:value-type="string">
            <text:p text:style-name="P7"><text:text-input text:description="&lt;/for&gt;">/for</text:text-input></text:p>
          </table:table-cell>
          <table:table-cell table:style-name="Tabelle1.A1" office:value-type="string">
            <text:p text:style-name="P7"/>
          </table:table-cell>
          <table:table-cell table:style-name="Tabelle1.A1" office:value-type="string">
            <text:p text:style-name="P7"/>
          </table:table-cell>
          <table:table-cell table:style-name="Tabelle1.A1" office:value-type="string">
            <text:p text:style-name="P7"/>
          </table:table-cell>
          <table:table-cell table:style-name="Tabelle1.A1" office:value-type="string">
            <text:p text:style-name="P7"/>
          </table:table-cell>
          <table:table-cell table:style-name="Tabelle1.A1" office:value-type="string">
            <text:p text:style-name="P7"/>
          </table:table-cell>
          <table:table-cell table:style-name="Tabelle1.A1" office:value-type="string">
            <text:p text:style-name="P7"/>
          </table:table-cell>
        </table:table-row>
      </table:table>
      <text:p text:style-name="P3"/>
      <text:p text:style-name="P6"><text:span text:style-name="T1"/></text:p>
      <text:p text:style-name="P5"><text:span text:style-name="T1"><text:text-input text:description="&lt;/for&gt;">/for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intergrund_5f_grau" style:display-name="hintergrund_grau" style:family="paragraph" style:master-page-name="">
      <style:paragraph-properties style:page-number="auto" fo:background-color="#c0c0c0" style:shadow="none">
        <style:tab-stops/>
        <style:background-image/>
      </style:paragraph-properties>
      <style:text-properties style:font-name="Verdana1" fo:font-size="10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15:01:39.62</meta:creation-date>
    <dc:date>2013-02-18T16:12:35.33</dc:date>
    <meta:editing-duration>PT55M24S</meta:editing-duration>
    <meta:editing-cycles>3</meta:editing-cycles>
    <meta:generator>LibreOffice/4.0$Windows_x86 LibreOffice_project/527dba6f6e0cfbbc71bd6e7b88a52699bb48799</meta:generator>
    <meta:document-statistic meta:table-count="1" meta:image-count="0" meta:object-count="0" meta:page-count="2" meta:paragraph-count="12" meta:word-count="20" meta:character-count="142" meta:non-whitespace-character-count="134"/>
  </office:meta>
</office:document-meta>
</file>